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onospace" svg:font-family="monospace"/>
    <style:font-face style:name="Calibri" svg:font-family="Calibri" style:font-family-generic="swiss"/>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2"/>
    <style:style style:name="P2" style:family="paragraph" style:parent-style-name="Text_20_body">
      <style:text-properties style:font-name="Abyssinica SIL" fo:font-size="12pt" style:font-size-asian="12pt" style:font-size-complex="12pt"/>
    </style:style>
    <style:style style:name="P3" style:family="paragraph" style:parent-style-name="Standard">
      <style:text-properties style:font-name="Calibri" officeooo:rsid="000bcd11" officeooo:paragraph-rsid="000bcd11"/>
    </style:style>
    <style:style style:name="P4" style:family="paragraph" style:parent-style-name="Standard">
      <style:text-properties style:font-name="Abyssinica SIL" fo:font-size="12pt" officeooo:rsid="000bcd11" officeooo:paragraph-rsid="000bcd11" style:font-size-asian="12pt" style:font-size-complex="12pt"/>
    </style:style>
    <style:style style:name="P5" style:family="paragraph" style:parent-style-name="Standard">
      <style:paragraph-properties fo:text-align="center" style:justify-single-word="false"/>
      <style:text-properties style:font-name="Abyssinica SIL" fo:font-size="16pt" fo:font-weight="bold" officeooo:rsid="000bcd11" officeooo:paragraph-rsid="000bcd1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byssinica SIL" fo:font-size="16pt" officeooo:rsid="000bcd11" officeooo:paragraph-rsid="000bcd11" style:font-size-asian="16pt" style:font-size-complex="16pt"/>
    </style:style>
    <style:style style:name="P7" style:family="paragraph" style:parent-style-name="Standard">
      <style:text-properties style:font-name="Abyssinica SIL" fo:font-size="16pt" officeooo:rsid="000bcd11" officeooo:paragraph-rsid="000bcd11"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12410a"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fo:color="#3e4349" style:font-name="Arial" fo:font-size="10.5pt" fo:letter-spacing="normal" fo:font-style="normal" fo:font-weight="normal"/>
    </style:style>
    <style:style style:name="T5" style:family="text">
      <style:text-properties fo:font-variant="normal" fo:text-transform="none" fo:color="#222222" style:font-name="monospace" fo:font-size="10.5pt" fo:letter-spacing="normal" fo:font-style="normal" fo:font-weight="normal" fo:background-color="#ecf0f3" loext:char-shading-value="0"/>
    </style:style>
    <style:style style:name="T6" style:family="text">
      <style:text-properties officeooo:rsid="000cb184"/>
    </style:style>
    <style:style style:name="T7" style:family="text">
      <style:text-properties style:font-name="Century Schoolbook L"/>
    </style:style>
    <style:style style:name="T8" style:family="text">
      <style:text-properties style:font-name="Ubuntu Mono"/>
    </style:style>
    <style:style style:name="T9" style:family="text">
      <style:text-properties style:font-name="Ubuntu Mono" fo:font-size="14pt" style:font-size-asian="14pt" style:font-size-complex="14pt"/>
    </style:style>
    <style:style style:name="T10" style:family="text">
      <style:text-properties fo:font-size="14pt" style:font-size-asian="14pt" style:font-size-complex="14pt"/>
    </style:style>
    <style:style style:name="T11" style:family="text">
      <style:text-properties style:font-name="Abyssinica SIL"/>
    </style:style>
    <style:style style:name="T12" style:family="text">
      <style:text-properties style:font-name="Abyssinica SIL" fo:font-size="14pt" style:font-size-asian="14pt" style:font-size-complex="14pt"/>
    </style:style>
    <style:style style:name="T13" style:family="text">
      <style:text-properties style:font-name="Abyssinica SIL" fo:font-size="12pt" style:font-size-asian="12pt" style:font-size-complex="12pt"/>
    </style:style>
    <style:style style:name="T14" style:family="text">
      <style:text-properties officeooo:rsid="0012410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uidelines for Model Entries in Spreadsheet</text:p>
      <text:p text:style-name="P6">v1.0</text:p>
      <text:p text:style-name="P7"/>
      <text:p text:style-name="P4"><text:span text:style-name="T1">1. </text:span><text:s/>Entries in the spreadsheet with following specs would be imported:</text:p>
      <text:p text:style-name="P4"><text:tab/>* Entity = single cell</text:p>
      <text:p text:style-name="P4"><text:tab/> <text:s/>Artefact Type = model / model fit</text:p>
      <text:p text:style-name="P4"/>
      <text:p text:style-name="P4"><text:tab/>* Entity = network</text:p>
      <text:p text:style-name="P4"><text:tab/> <text:s/>Artefact Type = model / model fit / model collection</text:p>
      <text:p text:style-name="P4"/>
      <text:p text:style-name="P4"><text:tab/>* Entity = subcellular / intrasignalling</text:p>
      <text:p text:style-name="P4"><text:tab/> <text:s/>Artefact Type = model / model fit</text:p>
      <text:p text:style-name="P4"/>
      <text:p text:style-name="P4"><text:tab/>* Entity = molecular</text:p>
      <text:p text:style-name="P4"><text:tab/> <text:s/>Artefact Type = model / model fit</text:p>
      <text:p text:style-name="P4"/>
      <text:p text:style-name="P4"><text:tab/><text:span text:style-name="T1">Note:</text:span> let us know if we have missed a relevant category/sub-category</text:p>
      <text:p text:style-name="P4"/>
      <text:p text:style-name="P4"><text:span text:style-name="T1">2.</text:span> Models of ion channels, synapses, intracellular signalling pathways, etc ... should be assigned "Entity = subcellular" (and not as 'single cell')</text:p>
      <text:p text:style-name="P4"/>
      <text:p text:style-name="P4"><text:span text:style-name="T1">3.</text:span> Please ensure that the 'Entity' is specified from the drop down list. Currently some sheets such as the 'Molecular Models' sheet seems to some different values... e.g. "subcellular - molecular" (select either 'subcellular' or 'molecular', whichever is most appropriate). Selecting values from the dropdown options makes the automated import into model catalog less error-prone.</text:p>
      <text:p text:style-name="P4"/>
      <text:p text:style-name="P4"><text:span text:style-name="T1">4.</text:span> Ensure that each of the entries in (1) have the following set appropriately:</text:p>
      <text:p text:style-name="P4"><text:tab/>Note: mandatory unless explictly stated as optional</text:p>
      <text:p text:style-name="P4"><text:tab/>* Author</text:p>
      <text:p text:style-name="P4"><text:tab/>* Author Organization <text:span text:style-name="T3">(optional)</text:span></text:p>
      <text:p text:style-name="P4"><text:tab/>* Collab ID to be linked to the model</text:p>
      <text:p text:style-name="P4"><text:tab/> <text:s/><text:span text:style-name="T1">Note:</text:span> a new column needs to be added to each of the sheets for this info</text:p>
      <text:p text:style-name="P4"><text:tab/> <text:s/>E.g. of Collab ID = '7840'</text:p>
      <text:p text:style-name="P4"><text:tab/> <text:s/>You can pick this up from the URL once inside a Collab (example below):</text:p>
      <text:p text:style-name="P4"><text:tab/><text:tab/>https://collab.humanbrainproject.eu/#/collab/7840/nav/59620</text:p>
      <text:p text:style-name="P4"><text:tab/><text:tab/>-&gt; Collab_ID = 7840</text:p>
      <text:p text:style-name="P4"><text:tab/>* Species</text:p>
      <text:p text:style-name="P4"/>
      <text:p text:style-name="P4"><text:span text:style-name="T1">5.</text:span> <text:span text:style-name="T3">[Optional]:</text:span> If you intend to link to a specific version of the model (by providing url), then set the following appropriately:</text:p>
      <text:p text:style-name="P4"><text:span text:style-name="T1"><text:tab/>Note:</text:span> mandatory unless explictly stated as optional</text:p>
      <text:p text:style-name="P4"><text:tab/>* Version (e.g. '1.0' or 'dev_1')</text:p>
      <text:p text:style-name="P4"><text:soft-page-break/><text:tab/>* Version description <text:span text:style-name="T3">(optional)</text:span> (e.g. 'model from Abcde et al. (2018)' or 'model with STP'</text:p>
      <text:p text:style-name="P4"><text:tab/>* Version parameters <text:span text:style-name="T3">(optional)</text:span>: list any specific parameter values which you wish to link to this model version) (e.g. gnabar_hh = 0.44)</text:p>
      <text:p text:style-name="P4"><text:tab/>* Location: the url to the model (either inside Collab storage or an external link)</text:p>
      <text:p text:style-name="P4"><text:span text:style-name="T1"><text:tab/> <text:s/>Note:</text:span> the 'Location' field currently contains basic info such as "VoxelBrain" or "BBP server". This should be updated to contain a URL or Collab path.</text:p>
      <text:p text:style-name="P4"/>
      <text:p text:style-name="P4"><text:span text:style-name="T1">Note:</text:span> without the above info, the entry in the Model Catalog would simply consist of metadata (species, brain region, cell type, author, organization, etc) and would not contain info regarding the implementation of the model itself. </text:p>
      <text:p text:style-name="P4"/>
      <text:p text:style-name="P4"><text:span text:style-name="T2">6.</text:span> Regarding 'Model Collection': If you intend to add examples of individual models inside a 'model collection', then do the following:</text:p>
      <text:p text:style-name="P4"><text:tab/>a) Add a column named "Link_to_child"</text:p>
      <text:p text:style-name="P4"><text:tab/>b) Add an entry (row) for the 'model collection'</text:p>
      <text:p text:style-name="P4"><text:tab/>c) Add entries (rows) for the individual sample models</text:p>
      <text:p text:style-name="P4"><text:tab/>d) Set the "Link_to_child" parameter of the parent (b) to the row number(s) of the child (c); e.g. "23, 45" (comma separated).... where row #23 and #45 are example models of the parent model collection.</text:p>
      <text:p text:style-name="P4"/>
      <text:p text:style-name="P2"/>
      <text:p text:style-name="P2">For any queries, <text:span text:style-name="T6">please</text:span> contact:</text:p>
      <text:list xml:id="list6753198657102227357" text:style-name="L2">
        <text:list-item>
          <text:p text:style-name="P1"><text:span text:style-name="T13"><text:s/>Andrew Davison <text:line-break/><text:tab/><text:tab/></text:span><text:span text:style-name="Source_20_Text"><text:span text:style-name="T13">andrew.davison@unic.cnrs-gif.fr</text:span></text:span></text:p>
        </text:list-item>
        <text:list-item>
          <text:p text:style-name="P1"><text:span text:style-name="T13"><text:s/>Shailesh Appukuttan<text:line-break/><text:tab/><text:tab/></text:span><text:span text:style-name="Source_20_Text"><text:span text:style-name="T13">shailesh.appukuttan@unic.cnrs-gif.fr</text:span></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onospace" svg:font-family="monospace"/>
    <style:font-face style:name="Calibri" svg:font-family="Calibri" style:font-family-generic="swiss"/>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2:59:12.536652963</meta:creation-date>
    <dc:date>2018-03-21T13:09:18.575743312</dc:date>
    <meta:editing-duration>PT10M5S</meta:editing-duration>
    <meta:editing-cycles>4</meta:editing-cycles>
    <meta:generator>LibreOffice/5.1.6.2$Linux_X86_64 LibreOffice_project/10m0$Build-2</meta:generator>
    <meta:document-statistic meta:table-count="0" meta:image-count="0" meta:object-count="0" meta:page-count="2" meta:paragraph-count="41" meta:word-count="476" meta:character-count="3000" meta:non-whitespace-character-count="2511"/>
  </office:meta>
</office:document-meta>
</file>